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Century Schoolbook L" svg:font-family="'Century Schoolbook L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6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0.972in"/>
    </style:style>
    <style:style style:name="co5" style:family="table-column">
      <style:table-column-properties fo:break-before="auto" style:column-width="1.2854in"/>
    </style:style>
    <style:style style:name="co6" style:family="table-column">
      <style:table-column-properties fo:break-before="auto" style:column-width="1.4366in"/>
    </style:style>
    <style:style style:name="co7" style:family="table-column">
      <style:table-column-properties fo:break-before="auto" style:column-width="1.0807in"/>
    </style:style>
    <style:style style:name="co8" style:family="table-column">
      <style:table-column-properties fo:break-before="auto" style:column-width="1.9772in"/>
    </style:style>
    <style:style style:name="co9" style:family="table-column">
      <style:table-column-properties fo:break-before="auto" style:column-width="1.6425in"/>
    </style:style>
    <style:style style:name="co10" style:family="table-column">
      <style:table-column-properties fo:break-before="auto" style:column-width="1.4043in"/>
    </style:style>
    <style:style style:name="co11" style:family="table-column">
      <style:table-column-properties fo:break-before="auto" style:column-width="1.448in"/>
    </style:style>
    <style:style style:name="co12" style:family="table-column">
      <style:table-column-properties fo:break-before="auto" style:column-width="1.6098in"/>
    </style:style>
    <style:style style:name="co13" style:family="table-column">
      <style:table-column-properties fo:break-before="auto" style:column-width="1.6311in"/>
    </style:style>
    <style:style style:name="co14" style:family="table-column">
      <style:table-column-properties fo:break-before="auto" style:column-width="1.7071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  <style:text-properties fo:font-weight="bold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able-cell-properties fo:border-bottom="0.0008in solid #000000" fo:border-left="none" fo:border-right="none" fo:border-top="none"/>
    </style:style>
    <style:style style:name="ce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end" fo:margin-left="0in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7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1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end" fo:margin-left="0in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dipeptide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/>
          <table:table-cell table:style-name="ce2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2" office:value-type="string">
            <text:p>alanine dipeptide</text:p>
          </table:table-cell>
          <table:table-cell table:number-columns-repeated="3"/>
          <table:table-cell table:style-name="Default"/>
          <table:table-cell table:style-name="ce2" office:value-type="string">
            <text:p>glycine dipeptide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Isomers</text:p>
          </table:table-cell>
          <table:table-cell table:style-name="ce1" office:value-type="string">
            <text:p>Threads</text:p>
          </table:table-cell>
          <table:table-cell table:style-name="ce1" office:value-type="string">
            <text:p>Total completed(ns)</text:p>
          </table:table-cell>
          <table:table-cell table:number-columns-repeated="2"/>
          <table:table-cell table:style-name="ce1" office:value-type="string">
            <text:p>Isomers</text:p>
          </table:table-cell>
          <table:table-cell table:style-name="ce1" office:value-type="string">
            <text:p>Threads</text:p>
          </table:table-cell>
          <table:table-cell table:style-name="ce1" office:value-type="string">
            <text:p>Total completed(ns)</text:p>
          </table:table-cell>
        </table:table-row>
        <table:table-row table:style-name="ro1">
          <table:table-cell office:value-type="string">
            <text:p>scyllo</text:p>
          </table:table-cell>
          <table:table-cell office:value-type="string">
            <text:p>inos_165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string">
            <text:p>scyllo</text:p>
          </table:table-cell>
          <table:table-cell office:value-type="string">
            <text:p>g4scy_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string">
            <text:p>inos_7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string">
            <text:p>g4scy_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string">
            <text:p>inos_185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string">
            <text:p>g4scy_2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/>
          <table:table-cell office:value-type="string">
            <text:p>inos_203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string">
            <text:p>g4scy_3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table:style-name="ce1"/>
          <table:table-cell table:style-name="ce3" office:value-type="string">
            <text:p>inos_93</text:p>
          </table:table-cell>
          <table:table-cell table:style-name="ce3" office:value-type="float" office:value="80">
            <text:p>80</text:p>
          </table:table-cell>
          <table:table-cell table:number-columns-repeated="2"/>
          <table:table-cell table:style-name="ce1"/>
          <table:table-cell table:style-name="ce3" office:value-type="string">
            <text:p>g4scy_4</text:p>
          </table:table-cell>
          <table:table-cell table:style-name="ce4" office:value-type="float" office:value="18">
            <text:p>18</text:p>
          </table:table-cell>
        </table:table-row>
        <table:table-row table:style-name="ro1">
          <table:table-cell office:value-type="string">
            <text:p>epi</text:p>
          </table:table-cell>
          <table:table-cell office:value-type="string">
            <text:p>a4epi165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epi</text:p>
          </table:table-cell>
          <table:table-cell office:value-type="string">
            <text:p>g4epi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string">
            <text:p>a4epi7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g4epi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string">
            <text:p>a4epi185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g4epi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string">
            <text:p>a4epi203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g4epi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style-name="ce1"/>
          <table:table-cell table:style-name="ce3" office:value-type="string">
            <text:p>a4epi93</text:p>
          </table:table-cell>
          <table:table-cell table:style-name="ce3" office:value-type="float" office:value="100">
            <text:p>100</text:p>
          </table:table-cell>
          <table:table-cell table:number-columns-repeated="2"/>
          <table:table-cell table:style-name="ce1"/>
          <table:table-cell table:style-name="ce3" office:value-type="string">
            <text:p>g4epi4</text:p>
          </table:table-cell>
          <table:table-cell table:style-name="ce3" office:value-type="float" office:value="100">
            <text:p>100</text:p>
          </table:table-cell>
        </table:table-row>
        <table:table-row table:style-name="ro1">
          <table:table-cell office:value-type="string">
            <text:p>myo</text:p>
          </table:table-cell>
          <table:table-cell office:value-type="string">
            <text:p>a4myo165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myo</text:p>
          </table:table-cell>
          <table:table-cell office:value-type="string">
            <text:p>g4myo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string">
            <text:p>a4myo7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g4myo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string">
            <text:p>a4myo185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g4myo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string">
            <text:p>a4myo203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g4myo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style-name="ce1"/>
          <table:table-cell table:style-name="ce3" office:value-type="string">
            <text:p>a4myo93</text:p>
          </table:table-cell>
          <table:table-cell table:style-name="ce3" office:value-type="float" office:value="100">
            <text:p>100</text:p>
          </table:table-cell>
          <table:table-cell table:number-columns-repeated="2"/>
          <table:table-cell table:style-name="ce1"/>
          <table:table-cell table:style-name="ce3" office:value-type="string">
            <text:p>g4myo4</text:p>
          </table:table-cell>
          <table:table-cell table:style-name="ce3" office:value-type="float" office:value="100">
            <text:p>100</text:p>
          </table:table-cell>
        </table:table-row>
        <table:table-row table:style-name="ro1">
          <table:table-cell office:value-type="string">
            <text:p>water</text:p>
          </table:table-cell>
          <table:table-cell office:value-type="string">
            <text:p>awat165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string">
            <text:p>water</text:p>
          </table:table-cell>
          <table:table-cell office:value-type="string">
            <text:p>gwat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style-name="Default"/>
          <table:table-cell office:value-type="string">
            <text:p>awat7</text:p>
          </table:table-cell>
          <table:table-cell office:value-type="float" office:value="100">
            <text:p>100</text:p>
          </table:table-cell>
          <table:table-cell table:number-columns-repeated="2"/>
          <table:table-cell table:style-name="Default"/>
          <table:table-cell office:value-type="string">
            <text:p>gwat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Default"/>
          <table:table-cell office:value-type="string">
            <text:p>awat185</text:p>
          </table:table-cell>
          <table:table-cell office:value-type="float" office:value="100">
            <text:p>100</text:p>
          </table:table-cell>
          <table:table-cell table:number-columns-repeated="2"/>
          <table:table-cell table:style-name="Default"/>
          <table:table-cell office:value-type="string">
            <text:p>gwat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style-name="Default"/>
          <table:table-cell office:value-type="string">
            <text:p>awat203</text:p>
          </table:table-cell>
          <table:table-cell office:value-type="float" office:value="100">
            <text:p>100</text:p>
          </table:table-cell>
          <table:table-cell table:number-columns-repeated="2"/>
          <table:table-cell table:style-name="Default"/>
          <table:table-cell office:value-type="string">
            <text:p>gwat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style-name="Default"/>
          <table:table-cell office:value-type="string">
            <text:p>awat93</text:p>
          </table:table-cell>
          <table:table-cell office:value-type="float" office:value="80">
            <text:p>80</text:p>
          </table:table-cell>
          <table:table-cell table:number-columns-repeated="2"/>
          <table:table-cell table:style-name="Default"/>
          <table:table-cell office:value-type="string">
            <text:p>gwat4</text:p>
          </table:table-cell>
          <table:table-cell office:value-type="float" office:value="60">
            <text:p>60</text:p>
          </table:table-cell>
        </table:table-row>
      </table:table>
      <table:table table:name="aggregates" table:style-name="ta1" table:print="false">
        <office:forms form:automatic-focus="false" form:apply-design-mode="false"/>
        <table:table-column table:style-name="co7" table:default-cell-style-name="ce6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2" table:default-cell-style-name="ce10"/>
        <table:table-row table:style-name="ro1">
          <table:table-cell table:style-name="ce5" office:value-type="string">
            <text:p>System</text:p>
          </table:table-cell>
          <table:table-cell table:style-name="ce5" office:value-type="string">
            <text:p># of peptides molecules </text:p>
          </table:table-cell>
          <table:table-cell table:style-name="ce5" office:value-type="string">
            <text:p># of inositol molecules</text:p>
          </table:table-cell>
          <table:table-cell table:style-name="ce5" office:value-type="string">
            <text:p>Box size (cubic)</text:p>
          </table:table-cell>
          <table:table-cell table:style-name="ce5" office:value-type="string">
            <text:p>Pressure coupling</text:p>
          </table:table-cell>
          <table:table-cell table:style-name="ce9" office:value-type="string">
            <text:p>Control?</text:p>
          </table:table-cell>
        </table:table-row>
        <table:table-row table:style-name="ro2">
          <table:table-cell office:value-type="string">
            <text:p>AP2fac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3 x 3 x 3 nm^3</text:p>
          </table:table-cell>
          <table:table-cell office:value-type="string">
            <text:p>Berendse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1fac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3 x 3 x 3 nm^3</text:p>
          </table:table-cell>
          <table:table-cell office:value-type="string">
            <text:p>Berendse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onomer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3 x 3 x 3 nm^3</text:p>
          </table:table-cell>
          <table:table-cell office:value-type="string">
            <text:p>Berendse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onomers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3 x 3 x 3 nm^3</text:p>
          </table:table-cell>
          <table:table-cell office:value-type="string">
            <text:p>Berendsen</text:p>
          </table:table-cell>
          <table:table-cell office:value-type="string">
            <text:p>“</text:p>
          </table:table-cell>
        </table:table-row>
        <table:table-row table:style-name="ro2">
          <table:table-cell table:style-name="ce7" office:value-type="string">
            <text:p>monomer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3 x 3 x 3 nm^3</text:p>
          </table:table-cell>
          <table:table-cell office:value-type="string">
            <text:p>Berendse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onomer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3 x 3 x 3 nm^3</text:p>
          </table:table-cell>
          <table:table-cell office:value-type="string">
            <text:p>Berendsen</text:p>
          </table:table-cell>
          <table:table-cell office:value-type="string">
            <text:p>“</text:p>
          </table:table-cell>
        </table:table-row>
        <table:table-row table:style-name="ro2">
          <table:table-cell table:style-name="ce7" office:value-type="string">
            <text:p>monome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3 x 3 x 3 nm^3</text:p>
          </table:table-cell>
          <table:table-cell office:value-type="string">
            <text:p>Berendsen</text:p>
          </table:table-cell>
          <table:table-cell office:value-type="string">
            <text:p>Yes (Sarah)</text:p>
          </table:table-cell>
        </table:table-row>
      </table:table>
      <table:table table:name="fibrils" table:style-name="ta1" table:print="false">
        <office:forms form:automatic-focus="false" form:apply-design-mode="false"/>
        <table:table-column table:style-name="co12" table:default-cell-style-name="ce2"/>
        <table:table-column table:style-name="co3" table:default-cell-style-name="Default"/>
        <table:table-column table:style-name="co11" table:default-cell-style-name="Default"/>
        <table:table-column table:style-name="co13" table:default-cell-style-name="ce12"/>
        <table:table-column table:style-name="co14" table:default-cell-style-name="ce12"/>
        <table:table-row table:style-name="ro1"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>
            <text:p>Fibril systems</text:p>
          </table:table-cell>
          <table:table-cell table:style-name="ce2" office:value-type="string">
            <text:p>perfect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table:style-name="ce11" office:value-type="string">
            <text:p>number of peptides</text:p>
          </table:table-cell>
          <table:table-cell table:style-name="ce11" office:value-type="string">
            <text:p>number of inositol</text:p>
          </table:table-cell>
          <table:table-cell table:style-name="ce2" office:value-type="string">
            <text:p>box size</text:p>
          </table:table-cell>
          <table:table-cell table:style-name="ce11" office:value-type="string">
            <text:p>Pcoupling</text:p>
          </table:table-cell>
        </table:table-row>
        <table:table-row table:style-name="ro1">
          <table:table-cell office:value-type="string">
            <text:p>soup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4 x 3.8 x 4 nm^3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sys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4 x 3.8 x 4 nm^3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sys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4 x 3.8 x 4 nm^3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sys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4 x 3.8 x 4 nm^3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sys_npt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4 x 3.8 x 4 nm^3</text:p>
          </table:table-cell>
          <table:table-cell office:value-type="string">
            <text:p>Berendsen anisotropic</text:p>
          </table:table-cell>
        </table:table-row>
        <table:table-row table:style-name="ro1">
          <table:table-cell office:value-type="string">
            <text:p>soup_water(control)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4 x 3.8 x 4 nm^3</text:p>
          </table:table-cell>
          <table:table-cell office:value-type="string">
            <text:p>none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>
            <text:p>Fibril systems</text:p>
          </table:table-cell>
          <table:table-cell table:style-name="ce2" office:value-type="string">
            <text:p>imperfect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table:style-name="ce11" office:value-type="string">
            <text:p>number of peptides</text:p>
          </table:table-cell>
          <table:table-cell table:style-name="ce11" office:value-type="string">
            <text:p>number of inositol</text:p>
          </table:table-cell>
          <table:table-cell table:style-name="Default"/>
          <table:table-cell table:style-name="ce11" office:value-type="string">
            <text:p>Pcoupling</text:p>
          </table:table-cell>
        </table:table-row>
        <table:table-row table:style-name="ro1">
          <table:table-cell office:value-type="string">
            <text:p>slated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4 x 3.8 x 4 nm^3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slated_water (control)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4 x 3.8 x 4 nm^3</text:p>
          </table:table-cell>
          <table:table-cell office:value-type="string">
            <text:p>non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Century Schoolbook L" svg:font-family="'Century Schoolbook L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7">12/07/2007</text:date>, <text:time>14:4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7-31T11:54:01</meta:creation-date>
    <dc:date>2007-12-07T14:42:40</dc:date>
    <dc:language>en-US</dc:language>
    <meta:editing-cycles>32</meta:editing-cycles>
    <meta:editing-duration>PT8H23M43S</meta:editing-duration>
    <meta:user-defined meta:name="Info 1"/>
    <meta:user-defined meta:name="Info 2"/>
    <meta:user-defined meta:name="Info 3"/>
    <meta:user-defined meta:name="Info 4"/>
    <meta:document-statistic meta:table-count="3" meta:cell-count="195"/>
  </office:meta>
</office:document-meta>
</file>